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text:p text:style-name="P1">Le succès était pratiquement unanime. Seule la duchesse conservait sa retenue protocolaire et se montrait bien moins enthousiasmée par le récit du garçon à la chevelure dorée que ses congénères. Ce dernier s'offrit une révérence en réponse aux applaudissements qui le saluèrent, indifférent à l'indifférence de Katherine. Noidea était aux anges, et après tout c'était pour ça qu'il était venu. La marquise semblait entièrement conquise, et le dévorait désormais de regard autant qu'elle avait bu ses paroles quelques instants plus tôt. Seuls ses manquements aux conventions sociales lui avaient déplu, mais Elliot était de toute façon bien trop excentrique et insensible aux subtilités de la noblesse pour y prêter attention -ou faire un effort pour s'intégrer.</text:p>
      <text:p text:style-name="Standard"/>
      <text:p text:style-name="Standard">En parlant d'écart de comportement, lady Helen eut l'outrecuidance de saisir la main de la duchesse pour lui exhiber une bague d'origine indéniablement égyptienne. Si l'on avait pu tuer d'un simple regard, la pauvre hôtesse aurait été désintégrée sur-le-champ par celui que la veuve lui dédia, qui échappa à tout le monde dans la pièce à l'exception du trio de fortune. Même Elliot sentit une pointe de pitié à l'égard de celle qui l'avait invité devant la fureur froide de la réaction qu'elle venait de subir. On dit que les mots font parfois plus mal que les poings. Pour certaines personnes, les mots n'étaient même pas nécessaires. Ceci étant dit, et tandis qu'Helen Noidea semblait se liquéfier sur place de honte, l'aventurier reporta son attention sur Katherine, un air particulièrement intéressé sur son visage désormais fendu d'un sourire bien moins bienveillant qu'à l’accoutumé.</text:p>
      <text:p text:style-name="Standard"/>
      <text:p text:style-name="Standard">-Oh, vraiment ? Je n'avais pas la moindre idée que j'avais à faire à une experte en la matière. Voyez-vous, Lady Katherine, vous n'avez pas vraiment le.... [i]profil[/i] à voyager de l'autre côté de la Méditerranée.</text:p>
      <text:p text:style-name="Standard"/>
      <text:p text:style-name="Standard">Si jusqu'à présent on pouvait prêter à Elliot le bénéfice du doute quant à savoir s'il manquait volontairement de respect à la duchesse ou s'il était simplement... [i]maladroit[/i], cette dernière intervention tendait à faire pencher la balance du côté de la première option. Sans véritablement savoir si cela venait de la froideur avec laquelle elle avait accueilli ses histoires, de la cruauté avec laquelle elle traitait la marquise, de son air hautain ou bien de l'étrange picotement qui lui parcourait inexplicablement l'échine lorsqu'il posait les yeux sur elle, mais l'ancien bourgeois ressentait comme une aversion naturelle et spontanée à son égard -ce qui était une première de sa part-. Katherine reprit alors la parole, lui demandant alors contre toute attente de poursuivre son histoire. Surpris par ce regain d'intérêt soudain de la part de celle qui semblait jusqu'à présent le [i]tolérer[/i] -difficilement-, Elliot arqua un sourcil l'espace du fraction de seconde, avant de lui décocher un nouveau rayonnant sourire, plissant des yeux en inclinant une fois de plus la tête sur le côté.</text:p>
      <text:p text:style-name="Standard"/>
      <text:p text:style-name="Standard">-[i]Fascinant[/i], en effet... Mais très certainement, je ne vais pas vous laisser sur votre faim, ce serait dommage. Mais d'abord... Il recula d'un pas et lui offrit cette fois-ci une révérence très exagérée. Honneur aux dames, pourquoi ne nous conteriez-vous pas comment vous avez obtenu cette bague ? Elle provient d’Égypte, n'est-ce pas ? Je suis qu'il y a une histoire [i]fascinante[/i] derrière.</text:p>
      <text:p text:style-name="Standard"/>
      <text:p text:style-name="Standard">Le doute n'était plus permis. Elliot se redressa, ne pouvant retenir un sourire éclatant. Au delà de l'aversion inexpliquée qu'il ressentait pour De Hastings, il adorait ça, les taquineries et autres facéties. Malheureusement pour lui, ce que lui prenait pour un jeu inoffensif risquait fort de déplaire à son interlocutrice. Inconscient, dites-vous ? C'était son deuxième prénom. Le conteur planta son regard d'azur dans celui de la duchesse, attendant une réaction de sa part, tandis que cet étrange picotement dans sa nuque se faisait de plus en plus insi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09-24T13:21:12.04</dc:date>
    <meta:editing-duration>PT6H3M20S</meta:editing-duration>
    <meta:editing-cycles>756</meta:editing-cycles>
    <meta:generator>OpenOffice/4.1.7$Win32 OpenOffice.org_project/417m1$Build-9800</meta:generator>
    <meta:document-statistic meta:table-count="0" meta:image-count="0" meta:object-count="0" meta:page-count="4" meta:paragraph-count="52" meta:word-count="2245" meta:character-count="13775"/>
  </office:meta>
</office:document-meta>
</file>